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ReturnResultSet.SqlReturnResultSet( String name , ResultSetExtractor &lt; ? &gt; extr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ReturnResultSet.isResul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ReturnResultSet.SqlReturnResultSet( String name , RowMapper &lt; ? &gt;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ReturnResultSet.SqlReturnResultSet( String name , RowCallback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